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92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6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3.92cm" fo:margin-left="-1.589cm" table:align="left" style:writing-mode="lr-tb"/>
    </style:style>
    <style:style style:name="Table2.A" style:family="table-column">
      <style:table-column-properties style:column-width="33.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9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764cm"/>
    </style:style>
    <style:style style:name="Table3.H" style:family="table-column">
      <style:table-column-properties style:column-width="1.085cm"/>
    </style:style>
    <style:style style:name="Table3.I" style:family="table-column">
      <style:table-column-properties style:column-width="1.535cm"/>
    </style:style>
    <style:style style:name="Table3.J" style:family="table-column">
      <style:table-column-properties style:column-width="0.9cm"/>
    </style:style>
    <style:style style:name="Table3.K" style:family="table-column">
      <style:table-column-properties style:column-width="1.984cm"/>
    </style:style>
    <style:style style:name="Table3.M" style:family="table-column">
      <style:table-column-properties style:column-width="3.731cm"/>
    </style:style>
    <style:style style:name="Table3.N" style:family="table-column">
      <style:table-column-properties style:column-width="0.979cm"/>
    </style:style>
    <style:style style:name="Table3.O" style:family="table-column">
      <style:table-column-properties style:column-width="1.296cm"/>
    </style:style>
    <style:style style:name="Table3.P" style:family="table-column">
      <style:table-column-properties style:column-width="3.149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2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placeholder text:placeholder-type="text">&lt;get_arename(o.name or '')&gt;</text:placeholder></text:p>
            <text:p text:style-name="P18">Date: <text:placeholder text:placeholder-type="text">&lt;get_date(o.dat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H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draw:frame text:anchor-type="char" draw:z-index="1" draw:style-name="gr1" draw:text-style-name="P19" svg:width="3.37cm" svg:height="2.931cm" draw:transform="rotate (1.5707963267949) translate (0.559152777777778cm 3.889375cm)"><draw:text-box><text:p text:style-name="P19"><text:span text:style-name="T13">V.V.TITANIUM PIGMENTS</text:span></text:p><text:p text:style-name="P19"><text:span text:style-name="T13">PRIVATE LIMITED,</text:span></text:p><text:p text:style-name="P19"><text:span text:style-name="T13">A-81, SIPCOT</text:span></text:p><text:p text:style-name="P19"><text:span text:style-name="T13">INDUSTRIAL COMPLEX.</text:span></text:p><text:p text:style-name="P19"><text:span text:style-name="T13">SOUTH</text:span></text:p><text:p text:style-name="P19"><text:span text:style-name="T13">VEERAPANDIAPURAM</text:span></text:p><text:p text:style-name="P19"><text:span text:style-name="T13">POST, MILAVITTAN,</text:span></text:p><text:p text:style-name="P19"><text:span text:style-name="T13">THOOTHUKKUDI 628 002</text:span></text:p><text:p text:style-name="P19"><text:span text:style-name="T13">AADCV7723PEM001</text:span></text:p></draw:text-box></draw:frame></text:p>
            <text:p text:style-name="P15"/>
          </table:table-cell>
          <table:table-cell table:style-name="Table3.A4" table:number-rows-spanned="3" office:value-type="string">
            <text:p text:style-name="P15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5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invoice_line[0].quantity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invoice_line[0].name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:<text:placeholder text:placeholder-type="text">&lt;o.invoice_no_id.vvt_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t(o.invoice_no_id.amount_total or 0)&gt;</text:placeholder></text:p>
            <text:p text:style-name="P16">Rs. <text:s/><text:placeholder text:placeholder-type="text">&lt;get_amt(o.invoice_no_id.amount_total_inr or 0)&gt;</text:placeholder></text:p>
            <text:p text:style-name="P16"/>
          </table:table-cell>
          <table:table-cell table:style-name="Table3.M4" table:number-rows-spanned="2" office:value-type="string">
            <text:p text:style-name="P15">00</text:p>
            <text:p text:style-name="P15">00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/>
          </table:table-cell>
          <table:table-cell table:style-name="Table3.A4" table:number-rows-spanned="2" office:value-type="string">
            <text:p text:style-name="P15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5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placeholder text:placeholder-type="text">&lt;get_amount(round(o.amount_usd,2))[0]&gt;</text:placeholder></text:p>
            <text:p text:style-name="P16">Rs. <text:s text:c="2"/><text:placeholder text:placeholder-type="text">&lt;get_amount(round(o.amount_inr,2))[0]&gt;</text:placeholder></text:p>
            <text:p text:style-name="P16"/>
          </table:table-cell>
          <table:table-cell table:style-name="Table3.M4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6T10:43:16</dc:date>
    <meta:editing-duration>PT10H51M53S</meta:editing-duration>
    <meta:editing-cycles>131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0" meta:word-count="432" meta:character-count="3099" meta:non-whitespace-character-count="2725"/>
  </office:meta>
</office:document-meta>
</file>